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5e5f" officeooo:paragraph-rsid="00115e5f"/>
    </style:style>
    <style:style style:name="P2" style:family="paragraph" style:parent-style-name="Standard">
      <style:text-properties style:text-underline-style="solid" style:text-underline-width="auto" style:text-underline-color="font-color" officeooo:rsid="00118c63" officeooo:paragraph-rsid="00118c63"/>
    </style:style>
    <style:style style:name="P3" style:family="paragraph" style:parent-style-name="Standard">
      <style:text-properties style:text-underline-style="solid" style:text-underline-width="auto" style:text-underline-color="font-color" officeooo:rsid="00118c63" officeooo:paragraph-rsid="001256df"/>
    </style:style>
    <style:style style:name="P4" style:family="paragraph" style:parent-style-name="Standard">
      <style:text-properties style:text-underline-style="solid" style:text-underline-width="auto" style:text-underline-color="font-color" officeooo:rsid="0013a8a8" officeooo:paragraph-rsid="0013a8a8"/>
    </style:style>
    <style:style style:name="P5" style:family="paragraph" style:parent-style-name="Standard">
      <style:text-properties style:text-underline-style="none" officeooo:rsid="00118c63" officeooo:paragraph-rsid="001256df"/>
    </style:style>
    <style:style style:name="P6" style:family="paragraph" style:parent-style-name="Standard">
      <style:text-properties style:text-underline-style="none" officeooo:rsid="0013a8a8" officeooo:paragraph-rsid="0013a8a8"/>
    </style:style>
    <style:style style:name="P7" style:family="paragraph" style:parent-style-name="Text_20_body">
      <style:paragraph-properties fo:line-height="100%"/>
      <style:text-properties officeooo:rsid="000e4c42" officeooo:paragraph-rsid="000e4c42"/>
    </style:style>
    <style:style style:name="P8" style:family="paragraph" style:parent-style-name="Text_20_body">
      <style:paragraph-properties fo:line-height="100%"/>
      <style:text-properties officeooo:paragraph-rsid="000e4c42"/>
    </style:style>
    <style:style style:name="P9" style:family="paragraph" style:parent-style-name="Text_20_body">
      <style:paragraph-properties fo:line-height="100%"/>
      <style:text-properties officeooo:paragraph-rsid="000f0f59"/>
    </style:style>
    <style:style style:name="P10" style:family="paragraph" style:parent-style-name="Text_20_body">
      <style:text-properties officeooo:rsid="00115e5f" officeooo:paragraph-rsid="00118c63"/>
    </style:style>
    <style:style style:name="T1" style:family="text">
      <style:text-properties officeooo:rsid="000e4c42"/>
    </style:style>
    <style:style style:name="T2" style:family="text">
      <style:text-properties officeooo:rsid="000f0f59"/>
    </style:style>
    <style:style style:name="T3" style:family="text">
      <style:text-properties officeooo:rsid="00118c6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56df"/>
    </style:style>
    <style:style style:name="T6" style:family="text">
      <style:text-properties style:text-underline-style="none" officeooo:rsid="0013a8a8"/>
    </style:style>
    <style:style style:name="T7" style:family="text">
      <style:text-properties officeooo:rsid="0013a8a8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hat We Do </text:h>
      <text:p text:style-name="P8">There is unprecedented competition in today's arena of promotional marketing. </text:p>
      <text:p text:style-name="P7">Full Service Mailers, Inc. | Mailers.com works diligently to help small to midsized businesses and non-profit organizations develop the right direct mail marketing campaigns <text:span text:style-name="T2">that set them apart from their competitors. <text:s/>We l</text:span>isten to their needs and <text:span text:style-name="T2">collaborate</text:span> to build effective, accurate, fast and cost-efficient mailings.</text:p>
      <text:p text:style-name="P9"><text:span text:style-name="T2">Institutions know that combining creative impact with </text:span>hav<text:span text:style-name="T2">ing</text:span> instant and easy access to all relevant data, documentation and processing information <text:span text:style-name="T1">results in successful campaigns</text:span>. <text:line-break/><text:line-break/><text:span text:style-name="T1">Full Service Mailers, Inc. | </text:span>Mailers.com responds to th<text:span text:style-name="T1">ese vital</text:span> need<text:span text:style-name="T1">s</text:span> by devoting full operations to <text:span text:style-name="T1">creative input, </text:span>providing constantly updated and accurate list management, and <text:span text:style-name="T2">a </text:span>processing service <text:span text:style-name="T2">that moves at the speed of the internet</text:span>.</text:p>
      <text:p text:style-name="Standard"/>
      <text:p text:style-name="Standard"/>
      <text:p text:style-name="Standard"><text:a xlink:type="simple" xlink:href="http://mailers.com/home/index/under_construction/Multi-Channel%20Direct%20Marketing%20Solutions" text:style-name="Internet_20_link" text:visited-style-name="Visited_20_Internet_20_Link">Multi-Channel Direct Marketing Solutions</text:a> </text:p>
      <text:p text:style-name="Standard"/>
      <text:p text:style-name="P1">The ideal marketing campaign includes a mix of digital and physical communications – and 76% of small businesses agreed, according to a 2011 Pitney Bowles survey. <text:s text:c="2"/>The challenge is to effectively communicate with their customers – and the increasingly important opportunity to personalize that communication is growing with direct mail as a channel.</text:p>
      <text:p text:style-name="P1"/>
      <text:p text:style-name="P10"><text:span text:style-name="T3">A</text:span> multichannel approach to your marketing campaigns <text:span text:style-name="T3">allows for e</text:span>ngage<text:span text:style-name="T3">ment</text:span>, acqui<text:span text:style-name="T3">sition</text:span>, and ret<text:span text:style-name="T3">ension of data and</text:span> different demographic groups <text:span text:style-name="T3">based on the respondents'</text:span> behavior within specific media channels.</text:p>
      <text:p text:style-name="P1">Full Service Mailers, Inc. | Mailers.com can partner with traditional, out-of-home, digital, and mobile channels to become the ultimate touch and personal <text:span text:style-name="T3">segment of an overall strategy for reaching customers and constituents.</text:span></text:p>
      <text:p text:style-name="P1"/>
      <text:section text:style-name="Sect1" text:name="contentColumn">
        <text:section text:style-name="Sect1" text:name="articleColumn">
          <text:p text:style-name="Text_20_body"/>
        </text:section>
      </text:section>
      <text:p text:style-name="P2">Digital Printing</text:p>
      <text:p text:style-name="P2"/>
      <text:p text:style-name="P2"><text:span text:style-name="T4">Digital printing, including </text:span><text:span text:style-name="T6">on-demad printing</text:span><text:span text:style-name="T4">, is a fast and effective strategy for campaigns and mailings. <text:s/></text:span><text:span text:style-name="T5">P</text:span><text:span text:style-name="T4">ersonalized letters can be printed with a different name and address on each letter. </text:span></text:p>
      <text:p text:style-name="P2"><text:span text:style-name="T4"/></text:p>
      <text:p text:style-name="P3"><text:span text:style-name="T5">At </text:span><text:span text:style-name="T4">Full Service Mailers, Inc. | Mailers.com, </text:span><text:span text:style-name="T5">we</text:span><text:span text:style-name="T4"> are experts in providing variable data printing - </text:span><text:span text:style-name="T5">a form of digital printing,</text:span><text:span text:style-name="T4"> </text:span><text:span text:style-name="T5">primarily used for advertising, customer relationship management, and direct marketing. <text:s/>We utilize this method for fast brochure, postcard, and selfmailer address application.</text:span></text:p>
      <text:p text:style-name="P3"><text:span text:style-name="T4"/></text:p>
      <text:p text:style-name="P3"><text:span text:style-name="T4"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Non-Profit Campaigns</text:p>
      <text:p text:style-name="P5"><text:span text:style-name="T4"/></text:p>
      <text:p text:style-name="P5"><text:span text:style-name="T9">Direct mail fundraising</text:span> is a form of <text:span text:style-name="T7">direct marketing </text:span>widely used <text:span text:style-name="T7">to</text:span> recruit or acquire new <text:span text:style-name="T7">donors</text:span> or members. <text:s/><text:span text:style-name="T7">It can also be used to </text:span>inform, cultivate <text:span text:style-name="T7">and </text:span>re<text:span text:style-name="T7">tain the level of donor </text:span>contributions or dues. </text:p>
      <text:p text:style-name="P5"/>
      <text:p text:style-name="P6">Full Service Mailers, Inc. | Mailers.com knows the right way for non-profits to take advantage of creative execution and is experienced in navigating postal regulations that maximize the return on the investment made in outre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9:41:14.807000000</meta:creation-date>
    <dc:date>2015-08-27T11:34:40.992000000</dc:date>
    <meta:editing-duration>PT5M54S</meta:editing-duration>
    <meta:editing-cycles>1</meta:editing-cycles>
    <meta:document-statistic meta:table-count="0" meta:image-count="0" meta:object-count="0" meta:page-count="2" meta:paragraph-count="14" meta:word-count="382" meta:character-count="2631" meta:non-whitespace-character-count="2248"/>
    <meta:generator>LibreOffice/5.0.0.5$Windows_x86 LibreOffice_project/1b1a90865e348b492231e1c451437d7a15bb262b</meta:generator>
  </office:meta>
</office:document-meta>
</file>